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b1726" officeooo:paragraph-rsid="000b1726" style:font-weight-asian="bold" style:font-weight-complex="bold"/>
    </style:style>
    <style:style style:name="P2" style:family="paragraph" style:parent-style-name="Standard">
      <style:paragraph-properties fo:text-align="start" style:justify-single-word="false"/>
      <style:text-properties fo:font-size="14pt" fo:font-weight="bold" officeooo:rsid="0016229c" officeooo:paragraph-rsid="0016229c" style:font-weight-asian="bold" style:font-weight-complex="bold"/>
    </style:style>
    <style:style style:name="P3" style:family="paragraph" style:parent-style-name="Standard">
      <style:paragraph-properties fo:text-align="start" style:justify-single-word="false"/>
      <style:text-properties fo:font-size="14pt" fo:font-style="normal" fo:font-weight="bold" officeooo:rsid="000dd2bb" officeooo:paragraph-rsid="000dd2bb"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0cbc53" officeooo:paragraph-rsid="000cbc53"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0bc771" officeooo:paragraph-rsid="000bc771"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183d37" officeooo:paragraph-rsid="00183d37"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6pt" officeooo:rsid="000a0987" officeooo:paragraph-rsid="000a0987"/>
    </style:style>
    <style:style style:name="P8" style:family="paragraph" style:parent-style-name="Standard">
      <style:paragraph-properties fo:text-align="center" style:justify-single-word="false"/>
      <style:text-properties fo:font-size="16pt" fo:font-weight="bold" officeooo:rsid="000a0987" officeooo:paragraph-rsid="000a0987" style:font-weight-asian="bold" style:font-weight-complex="bold"/>
    </style:style>
    <style:style style:name="P9" style:family="paragraph" style:parent-style-name="Standard" style:list-style-name="L1">
      <style:paragraph-properties fo:text-align="start" style:justify-single-word="false"/>
      <style:text-properties fo:font-size="12pt" fo:font-weight="normal" officeooo:rsid="000b1726" officeooo:paragraph-rsid="000b1726"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0b1726" officeooo:paragraph-rsid="000b1726"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0b1726" officeooo:paragraph-rsid="000b1726" style:font-weight-asian="normal" style:font-weight-complex="normal"/>
    </style:style>
    <style:style style:name="P12" style:family="paragraph" style:parent-style-name="Standard" style:list-style-name="L13">
      <style:paragraph-properties fo:text-align="start" style:justify-single-word="false"/>
      <style:text-properties fo:font-size="12pt" fo:font-weight="normal" officeooo:rsid="0016229c" officeooo:paragraph-rsid="0016229c"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16229c" officeooo:paragraph-rsid="0016229c" style:font-weight-asian="normal" style:font-weight-complex="normal"/>
    </style:style>
    <style:style style:name="P14" style:family="paragraph" style:parent-style-name="Standard" style:list-style-name="L14">
      <style:paragraph-properties fo:text-align="start" style:justify-single-word="false"/>
      <style:text-properties fo:font-size="12pt" fo:font-weight="normal" officeooo:rsid="0017d818" officeooo:paragraph-rsid="0017d818"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7d818" officeooo:paragraph-rsid="0017d818" style:font-weight-asian="normal" style:font-weight-complex="normal"/>
    </style:style>
    <style:style style:name="P16" style:family="paragraph" style:parent-style-name="Standard" style:list-style-name="L15">
      <style:paragraph-properties fo:text-align="start" style:justify-single-word="false"/>
      <style:text-properties fo:font-size="12pt" fo:font-weight="normal" officeooo:rsid="00183d37" officeooo:paragraph-rsid="00183d37" style:font-weight-asian="normal" style:font-weight-complex="normal"/>
    </style:style>
    <style:style style:name="P17" style:family="paragraph" style:parent-style-name="Standard">
      <style:paragraph-properties fo:text-align="start" style:justify-single-word="false"/>
      <style:text-properties fo:font-size="12pt" fo:font-style="normal" fo:font-weight="bold" officeooo:rsid="000dd2bb" officeooo:paragraph-rsid="000dd2bb" style:font-style-asian="normal" style:font-weight-asian="bold" style:font-style-complex="normal" style:font-weight-complex="bold"/>
    </style:style>
    <style:style style:name="P18" style:family="paragraph" style:parent-style-name="Standard" style:list-style-name="L3">
      <style:paragraph-properties fo:text-align="start" style:justify-single-word="false"/>
      <style:text-properties fo:font-size="12pt" fo:font-style="normal" fo:font-weight="normal" officeooo:rsid="000cbc53" officeooo:paragraph-rsid="000cbc5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0cbc53" officeooo:paragraph-rsid="000cbc53" style:font-style-asian="normal" style:font-weight-asian="normal" style:font-style-complex="normal" style:font-weight-complex="normal"/>
    </style:style>
    <style:style style:name="P20" style:family="paragraph" style:parent-style-name="Standard" style:list-style-name="L4">
      <style:paragraph-properties fo:text-align="start" style:justify-single-word="false"/>
      <style:text-properties fo:font-size="12pt" fo:font-style="normal" fo:font-weight="normal" officeooo:rsid="000dd2bb" officeooo:paragraph-rsid="000dd2b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0dd2bb" officeooo:paragraph-rsid="000dd2bb" style:font-style-asian="normal" style:font-weight-asian="normal" style:font-style-complex="normal" style:font-weight-complex="normal"/>
    </style:style>
    <style:style style:name="P22" style:family="paragraph" style:parent-style-name="Standard" style:list-style-name="L7">
      <style:paragraph-properties fo:text-align="start" style:justify-single-word="false"/>
      <style:text-properties fo:font-size="12pt" fo:font-style="normal" fo:font-weight="normal" officeooo:rsid="00112bea" officeooo:paragraph-rsid="00112be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12bea" officeooo:paragraph-rsid="00112bea" style:font-style-asian="normal" style:font-weight-asian="normal" style:font-style-complex="normal" style:font-weight-complex="normal"/>
    </style:style>
    <style:style style:name="P24" style:family="paragraph" style:parent-style-name="Standard" style:list-style-name="L15">
      <style:paragraph-properties fo:text-align="start" style:justify-single-word="false"/>
      <style:text-properties fo:font-size="12pt" fo:font-style="normal" fo:font-weight="normal" officeooo:rsid="00183d37" officeooo:paragraph-rsid="00183d3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83d37" officeooo:paragraph-rsid="00183d37" style:font-style-asian="normal" style:font-weight-asian="normal" style:font-style-complex="normal" style:font-weight-complex="normal"/>
    </style:style>
    <style:style style:name="P26" style:family="paragraph" style:parent-style-name="Standard" style:list-style-name="L6">
      <style:paragraph-properties fo:text-align="start" style:justify-single-word="false"/>
      <style:text-properties fo:font-size="12pt" fo:font-style="italic" fo:font-weight="normal" officeooo:rsid="000dd2bb" officeooo:paragraph-rsid="000dd2bb"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0dd2bb" officeooo:paragraph-rsid="000dd2bb" style:font-style-asian="italic" style:font-weight-asian="normal" style:font-style-complex="italic" style:font-weight-complex="normal"/>
    </style:style>
    <style:style style:name="P28" style:family="paragraph" style:parent-style-name="Standard" style:list-style-name="L15">
      <style:paragraph-properties fo:text-align="start" style:justify-single-word="false"/>
      <style:text-properties fo:font-size="12pt" fo:font-style="italic" fo:font-weight="normal" officeooo:rsid="00183d37" officeooo:paragraph-rsid="00183d37" style:font-style-asian="italic" style:font-weight-asian="normal" style:font-style-complex="italic" style:font-weight-complex="normal"/>
    </style:style>
    <style:style style:name="P29" style:family="paragraph" style:parent-style-name="Standard" style:list-style-name="L8">
      <style:paragraph-properties fo:text-align="start" style:justify-single-word="false"/>
      <style:text-properties officeooo:paragraph-rsid="00131251"/>
    </style:style>
    <style:style style:name="P30" style:family="paragraph" style:parent-style-name="Standard">
      <style:paragraph-properties fo:text-align="start" style:justify-single-word="false"/>
      <style:text-properties officeooo:paragraph-rsid="00183d37"/>
    </style:style>
    <style:style style:name="P31" style:family="paragraph" style:parent-style-name="Standard" style:list-style-name="L17">
      <style:paragraph-properties fo:text-align="start" style:justify-single-word="false"/>
      <style:text-properties officeooo:paragraph-rsid="00183d37"/>
    </style:style>
    <style:style style:name="P32" style:family="paragraph" style:parent-style-name="Standard">
      <style:paragraph-properties fo:text-align="start" style:justify-single-word="false"/>
      <style:text-properties officeooo:paragraph-rsid="00184588"/>
    </style:style>
    <style:style style:name="P33" style:family="paragraph" style:parent-style-name="Standard" style:list-style-name="L8">
      <style:paragraph-properties fo:text-align="start" style:justify-single-word="false"/>
      <style:text-properties officeooo:rsid="00131251" officeooo:paragraph-rsid="00131251"/>
    </style:style>
    <style:style style:name="P34" style:family="paragraph" style:parent-style-name="Standard">
      <style:paragraph-properties fo:text-align="start" style:justify-single-word="false"/>
      <style:text-properties officeooo:rsid="00131251" officeooo:paragraph-rsid="00131251"/>
    </style:style>
    <style:style style:name="P35" style:family="paragraph" style:parent-style-name="Standard" style:list-style-name="L9">
      <style:paragraph-properties fo:text-align="start" style:justify-single-word="false"/>
      <style:text-properties fo:font-weight="normal" officeooo:rsid="00131251" officeooo:paragraph-rsid="00131251" style:font-weight-asian="normal" style:font-weight-complex="normal"/>
    </style:style>
    <style:style style:name="P36" style:family="paragraph" style:parent-style-name="Standard">
      <style:paragraph-properties fo:text-align="start" style:justify-single-word="false"/>
      <style:text-properties fo:font-weight="normal" officeooo:rsid="00131251" officeooo:paragraph-rsid="00131251" style:font-weight-asian="normal" style:font-weight-complex="normal"/>
    </style:style>
    <style:style style:name="P37" style:family="paragraph" style:parent-style-name="Standard" style:list-style-name="L10">
      <style:paragraph-properties fo:text-align="start" style:justify-single-word="false"/>
      <style:text-properties fo:font-weight="normal" officeooo:rsid="001503f1" officeooo:paragraph-rsid="001503f1" style:font-weight-asian="normal" style:font-weight-complex="normal"/>
    </style:style>
    <style:style style:name="P38" style:family="paragraph" style:parent-style-name="Standard">
      <style:paragraph-properties fo:text-align="start" style:justify-single-word="false"/>
      <style:text-properties fo:font-weight="normal" officeooo:rsid="001503f1" officeooo:paragraph-rsid="001503f1" style:font-weight-asian="normal" style:font-weight-complex="normal"/>
    </style:style>
    <style:style style:name="P39" style:family="paragraph" style:parent-style-name="Standard" style:list-style-name="L11">
      <style:paragraph-properties fo:text-align="start" style:justify-single-word="false"/>
      <style:text-properties fo:font-weight="normal" officeooo:rsid="0016229c" officeooo:paragraph-rsid="0016229c" style:font-weight-asian="normal" style:font-weight-complex="normal"/>
    </style:style>
    <style:style style:name="P40" style:family="paragraph" style:parent-style-name="Standard">
      <style:paragraph-properties fo:text-align="start" style:justify-single-word="false"/>
      <style:text-properties fo:font-weight="normal" officeooo:rsid="0016229c" officeooo:paragraph-rsid="0016229c" style:font-weight-asian="normal" style:font-weight-complex="normal"/>
    </style:style>
    <style:style style:name="P41" style:family="paragraph" style:parent-style-name="Standard" style:list-style-name="L12">
      <style:paragraph-properties fo:text-align="start" style:justify-single-word="false"/>
      <style:text-properties fo:font-weight="normal" officeooo:rsid="0016229c" officeooo:paragraph-rsid="0016229c" style:font-weight-asian="normal" style:font-weight-complex="normal"/>
    </style:style>
    <style:style style:name="P42" style:family="paragraph" style:parent-style-name="Standard" style:list-style-name="L18">
      <style:paragraph-properties fo:text-align="start" style:justify-single-word="false"/>
      <style:text-properties fo:font-weight="normal" officeooo:rsid="0019c869" officeooo:paragraph-rsid="0019c86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bc77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12pt" fo:font-style="normal" fo:font-weight="normal" style:font-style-asian="normal" style:font-weight-asian="normal" style:font-style-complex="normal" style:font-weight-complex="normal"/>
    </style:style>
    <style:style style:name="T7" style:family="text">
      <style:text-properties fo:font-size="12pt" fo:font-style="normal" fo:font-weight="normal" officeooo:rsid="00131251" style:font-style-asian="normal" style:font-weight-asian="normal" style:font-style-complex="normal" style:font-weight-complex="normal"/>
    </style:style>
    <style:style style:name="T8" style:family="text">
      <style:text-properties fo:font-size="12pt" fo:font-style="normal" fo:font-weight="normal" officeooo:rsid="00183d37" style:font-style-asian="normal" style:font-weight-asian="normal" style:font-style-complex="normal" style:font-weight-complex="normal"/>
    </style:style>
    <style:style style:name="T9" style:family="text">
      <style:text-properties fo:font-size="12pt" fo:font-style="normal" fo:font-weight="bold" style:font-style-asian="normal" style:font-weight-asian="bold" style:font-style-complex="normal" style:font-weight-complex="bold"/>
    </style:style>
    <style:style style:name="T10" style:family="text">
      <style:text-properties fo:font-size="12pt" fo:font-style="normal" fo:font-weight="bold" officeooo:rsid="00184588" style:font-style-asian="normal" style:font-weight-asian="bold" style:font-style-complex="normal" style:font-weight-complex="bold"/>
    </style:style>
    <style:style style:name="T11" style:family="text">
      <style:text-properties fo:font-size="12pt" fo:font-style="normal" style:font-style-asian="normal" style:font-style-complex="normal"/>
    </style:style>
    <style:style style:name="T12" style:family="text">
      <style:text-properties fo:font-size="12pt" fo:font-style="normal" officeooo:rsid="00184588" style:font-style-asian="normal" style:font-style-complex="normal"/>
    </style:style>
    <style:style style:name="T13" style:family="text">
      <style:text-properties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uby Basic Building Blocks</text:p>
      <text:p text:style-name="P7"/>
      <text:p text:style-name="P1">Literals</text:p>
      <text:list xml:id="list241003544" text:style-name="L1">
        <text:list-item>
          <text:p text:style-name="P9">A literal is any notation that lets you represent a fixed value in source code.</text:p>
          <text:list>
            <text:list-item>
              <text:p text:style-name="P9">'Hello, world!' | 365 | 3.14 | true</text:p>
            </text:list-item>
          </text:list>
        </text:list-item>
        <text:list-item>
          <text:p text:style-name="P9">Literals can be any, not excluding, the following: string, integer, float, boolean, hash, array, symbol, and nil</text:p>
        </text:list-item>
      </text:list>
      <text:p text:style-name="P10"/>
      <text:p text:style-name="P1">String</text:p>
      <text:list xml:id="list3161993470" text:style-name="L2">
        <text:list-item>
          <text:p text:style-name="P11">A string is a list of characters in a specific sequence. Strings are written with either single or double quotes and are the syntactic components.</text:p>
        </text:list-item>
        <text:list-item>
          <text:p text:style-name="P11">To use single quotes, you can use outer double quotes or escape single quotes within the string.</text:p>
        </text:list-item>
        <text:list-item>
          <text:p text:style-name="P11">With double quotes, string interpolation can be done with: <text:span text:style-name="T1">#{ruby expression}</text:span><text:span text:style-name="T2">.</text:span></text:p>
        </text:list-item>
      </text:list>
      <text:p text:style-name="P10"><text:span text:style-name="T2"/></text:p>
      <text:p text:style-name="P5">Symbols</text:p>
      <text:list xml:id="list3808030258" text:style-name="L3">
        <text:list-item>
          <text:p text:style-name="P18">Ruby symbosl are created by placing a colon ( : ) before a word. Symbols are immuatable and should be used when the string is intended to never change or be printed to the screen.</text:p>
        </text:list-item>
      </text:list>
      <text:p text:style-name="P19"/>
      <text:p text:style-name="P4">Numbers</text:p>
      <text:list xml:id="list3082143455" text:style-name="L4">
        <text:list-item>
          <text:p text:style-name="P20">There are two type of numbers in Ruby: <text:span text:style-name="T1">integers</text:span> and <text:span text:style-name="T1">floats</text:span>.</text:p>
        </text:list-item>
      </text:list>
      <text:p text:style-name="P21"/>
      <text:p text:style-name="P3">nil</text:p>
      <text:list xml:id="list696764519" text:style-name="L6">
        <text:list-item>
          <text:p text:style-name="P26">nil<text:span text:style-name="T3"> is used to represent 'nothing' in Ruby. A variable with the value, nil could be described as having 'nothing', or being 'completely empty', or 'have no specific type'.</text:span></text:p>
        </text:list-item>
        <text:list-item>
          <text:p text:style-name="P26">nil<text:span text:style-name="T3"> is returned after the </text:span>puts<text:span text:style-name="T3"> method because nothing is returned.</text:span></text:p>
        </text:list-item>
        <text:list-item>
          <text:p text:style-name="P26"><text:span text:style-name="T3">It is possible to refer to </text:span>nil<text:span text:style-name="T3"> by using the </text:span>nil<text:span text:style-name="T3"> literal. You can check for </text:span>nil<text:span text:style-name="T3"> type by using #.nil?</text:span></text:p>
        </text:list-item>
        <text:list-item>
          <text:p text:style-name="P26">nil<text:span text:style-name="T3"> is treated as false in comparison expressions, however </text:span>nil<text:span text:style-name="T3"> !== </text:span>false.</text:p>
        </text:list-item>
      </text:list>
      <text:p text:style-name="P27"/>
      <text:p text:style-name="P17">Operations</text:p>
      <text:list xml:id="list3787981164" text:style-name="L7">
        <text:list-item>
          <text:p text:style-name="P22">Adding, subtracting, and multiplying is similar to Javascript.</text:p>
        </text:list-item>
        <text:list-item>
          <text:p text:style-name="P22">Division and Modulo works similarly in Javascript.</text:p>
        </text:list-item>
      </text:list>
      <text:p text:style-name="P23"/>
      <text:p text:style-name="P23"><text:tab/><text:span text:style-name="T5">Modulo vs. Remainder</text:span></text:p>
      <text:list xml:id="list1860756663" text:style-name="L8">
        <text:list-item>
          <text:p text:style-name="P29"><text:span text:style-name="T7">The #remainder method that computes and return the remainder of an integer division operation.</text:span></text:p>
        </text:list-item>
        <text:list-item>
          <text:p text:style-name="P33"><text:span text:style-name="T6">#divmod computes both the integer result of the division and its modulo value.</text:span></text:p>
        </text:list-item>
        <text:list-item>
          <text:p text:style-name="P33"><text:span text:style-name="T6">The difference between modulo and remainder operations:</text:span></text:p>
          <text:list>
            <text:list-item>
              <text:p text:style-name="P33"><text:span text:style-name="T6">Modulo operations return a </text:span><text:span text:style-name="T9">positive integer when the second operand is positive</text:span><text:span text:style-name="T6">, and a </text:span><text:span text:style-name="T9">negative integer when the second operand is negative</text:span><text:span text:style-name="T6">.</text:span></text:p>
            </text:list-item>
            <text:list-item>
              <text:p text:style-name="P33"><text:span text:style-name="T6">Remainder operations return a </text:span><text:span text:style-name="T9">positive integer when the</text:span><text:span text:style-name="T6"> </text:span><text:span text:style-name="T9">first operand is positive</text:span><text:span text:style-name="T6">, and a</text:span><text:span text:style-name="T9"> negative integer when the first operand is negative</text:span><text:span text:style-name="T6">.</text:span></text:p>
            </text:list-item>
          </text:list>
        </text:list-item>
        <text:list-item>
          <text:p text:style-name="P33"><text:span text:style-name="T6">Avoid negative numbers when determining modulo or remainder of two integers. If necessary, refer to above:</text:span></text:p>
        </text:list-item>
      </text:list>
      <text:p text:style-name="P34"><text:span text:style-name="T6"/></text:p>
      <text:p text:style-name="P34"><text:span text:style-name="T6"><text:tab/></text:span><text:span text:style-name="T9">Multiplying and Dividing Floats</text:span></text:p>
      <text:list xml:id="list3232682379" text:style-name="L9">
        <text:list-item>
          <text:p text:style-name="P35"><text:span text:style-name="T11">Ruby always returns a float if a float is used in an operation.</text:span></text:p>
        </text:list-item>
      </text:list>
      <text:p text:style-name="P36"><text:span text:style-name="T11"/></text:p>
      <text:p text:style-name="P36"><text:soft-page-break/><text:span text:style-name="T11"><text:tab/></text:span><text:span text:style-name="T9">Equality Comparison</text:span></text:p>
      <text:list xml:id="list1760502537" text:style-name="L10">
        <text:list-item>
          <text:p text:style-name="P37"><text:span text:style-name="T11">To test equality of two things, use the == operator. This compares the object on the left and the object on the right and returns either </text:span><text:span text:style-name="T13">true</text:span><text:span text:style-name="T11"> or </text:span><text:span text:style-name="T13">false</text:span><text:span text:style-name="T11">.</text:span></text:p>
          <text:list>
            <text:list-item>
              <text:p text:style-name="P37"><text:span text:style-name="T11">The == operator also tests for type so '4' == 4 =&gt; false</text:span></text:p>
            </text:list-item>
          </text:list>
        </text:list-item>
      </text:list>
      <text:p text:style-name="P38"><text:span text:style-name="T11"/></text:p>
      <text:p text:style-name="P38"><text:span text:style-name="T11"><text:tab/></text:span><text:span text:style-name="T9">String Concatenation</text:span></text:p>
      <text:list xml:id="list2371827367" text:style-name="L11">
        <text:list-item>
          <text:p text:style-name="P39"><text:span text:style-name="T11">'1' + '1' =&gt; '11' | Adds strings with '+' to concatenate.</text:span></text:p>
        </text:list-item>
        <text:list-item>
          <text:p text:style-name="P39"><text:span text:style-name="T11">You cannot add an </text:span><text:span text:style-name="T13">Integer</text:span><text:span text:style-name="T11"> and </text:span><text:span text:style-name="T13">String</text:span><text:span text:style-name="T11"> together unless you do type conversion.</text:span></text:p>
        </text:list-item>
      </text:list>
      <text:p text:style-name="P40"><text:span text:style-name="T11"/></text:p>
      <text:p text:style-name="P40"><text:span text:style-name="T11"><text:tab/></text:span><text:span text:style-name="T9">Type Conversion</text:span></text:p>
      <text:list xml:id="list3516792793" text:style-name="L12">
        <text:list-item>
          <text:p text:style-name="P41"><text:span text:style-name="T11">Type conversion is changing the type of the data.</text:span></text:p>
          <text:list>
            <text:list-item>
              <text:p text:style-name="P41"><text:span text:style-name="T11">ex. String -&gt; Integer | '13'.to_i =&gt; 13</text:span></text:p>
            </text:list-item>
          </text:list>
        </text:list-item>
      </text:list>
      <text:p text:style-name="P40"><text:span text:style-name="T11"/></text:p>
      <text:p text:style-name="P2"><text:span text:style-name="T3">Basic Data Structures</text:span></text:p>
      <text:list xml:id="list1714923904" text:style-name="L13">
        <text:list-item>
          <text:p text:style-name="P12"><text:span text:style-name="T3">Two common data structures in Ruby are arrays and hashes.</text:span></text:p>
        </text:list-item>
      </text:list>
      <text:p text:style-name="P13"><text:span text:style-name="T3"/></text:p>
      <text:p text:style-name="P13"><text:span text:style-name="T3"><text:tab/></text:span><text:span text:style-name="T4">Arrays</text:span></text:p>
      <text:list xml:id="list4008097552" text:style-name="L14">
        <text:list-item>
          <text:p text:style-name="P14"><text:span text:style-name="T3">An array is used to organize information into an ordered list. The list can be made up of strings, integers, floats, booleans, or any other data type. Arrays are denoted by brackets [] and the elements are separated by commas.</text:span></text:p>
        </text:list-item>
      </text:list>
      <text:p text:style-name="P15"><text:span text:style-name="T3"><text:tab/></text:span><text:span text:style-name="T4">Hashes</text:span></text:p>
      <text:list xml:id="list4135486074" text:style-name="L15">
        <text:list-item>
          <text:p text:style-name="P16"><text:span text:style-name="T3">A hash is a set of key-pair values. Hash literals are represented with curly braces {}.</text:span></text:p>
        </text:list-item>
        <text:list-item>
          <text:p text:style-name="P16"><text:span text:style-name="T3">A key-value pair is an association where a key is assigned a specific value and a hash consists of a key, usually a symbol, that points to a value (denoted by =&gt;) of any data type.</text:span></text:p>
          <text:list>
            <text:list-item>
              <text:p text:style-name="P28">ex. {:dog =&gt; 'bark'} | {:dog =&gt; 'bark', :cat =&gt; 'meow'}</text:p>
            </text:list-item>
          </text:list>
        </text:list-item>
        <text:list-item>
          <text:p text:style-name="P24">Retrieving a value can be done with the key.</text:p>
          <text:list>
            <text:list-item>
              <text:p text:style-name="P24">[:cat]</text:p>
              <text:p text:style-name="P24"/>
            </text:list-item>
          </text:list>
        </text:list-item>
      </text:list>
      <text:p text:style-name="P6">Expressions and Return</text:p>
      <text:list xml:id="list1412398493" text:style-name="L17">
        <text:list-item>
          <text:p text:style-name="P31"><text:span text:style-name="T8">Typing into the irb creates an expression (anything that can be evaluated). An expression in Ruby always returns something.</text:span></text:p>
        </text:list-item>
      </text:list>
      <text:p text:style-name="P30"><text:span text:style-name="T8"/></text:p>
      <text:p text:style-name="P32"><text:span text:style-name="T8"><text:tab/></text:span><text:span text:style-name="T10">puts vs returned</text:span></text:p>
      <text:list xml:id="list324896482" text:style-name="L18">
        <text:list-item>
          <text:p text:style-name="P42"><text:span text:style-name="T12">T</text:span><text:span text:style-name="T11">he </text:span><text:span text:style-name="T13">puts</text:span><text:span text:style-name="T11"> method prints something to the screen, but does not return what is printed.</text:span></text:p>
        </text:list-item>
        <text:list-item>
          <text:p text:style-name="P42"><text:span text:style-name="T11">Every expression returns something.</text:span></text:p>
        </text:list-item>
      </text:list>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20:51:45.085253455</meta:creation-date>
    <dc:date>2021-10-05T21:38:21.014215042</dc:date>
    <meta:editing-duration>PT46M30S</meta:editing-duration>
    <meta:editing-cycles>15</meta:editing-cycles>
    <meta:generator>LibreOffice/6.4.7.2$Linux_X86_64 LibreOffice_project/40$Build-2</meta:generator>
    <meta:document-statistic meta:table-count="0" meta:image-count="0" meta:object-count="0" meta:page-count="2" meta:paragraph-count="55" meta:word-count="651" meta:character-count="3596" meta:non-whitespace-character-count="3029"/>
  </office:meta>
</office:document-meta>
</file>